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witter Ap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Daily Average size of 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/>
          <table:table-cell office:value-type="string" calcext:value-type="string">
            <text:p>Daily Average post per da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user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 Daily Storage</text:p>
          </table:table-cell>
          <table:table-cell table:style-name="ce1" table:formula="of:=+[.C6]*[.C5]*[.C4]" office:value-type="float" office:value="1250000" calcext:value-type="float">
            <text:p>1,250,000.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years storage estimate</text:p>
          </table:table-cell>
          <table:table-cell table:formula="of:=+[.C7]*365*3/10^9" office:value-type="float" office:value="1.36875" calcext:value-type="float">
            <text:p>1.36875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link to estimate</text:p>
          </table:table-cell>
          <table:table-cell table:style-name="ce2" office:value-type="string" calcext:value-type="string">
            <text:p>https://calculator.aws/#/estimate?id=e1834545eec00ca16d2f5cb5a221043385ffe8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9:22:04.464803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9:59:03.948821082</meta:creation-date>
    <dc:date>2020-07-25T19:22:21.811979796</dc:date>
    <meta:editing-duration>PT50M6S</meta:editing-duration>
    <meta:editing-cycles>3</meta:editing-cycles>
    <meta:generator>LibreOffice/6.4.2.2$Linux_X86_64 LibreOffice_project/40$Build-2</meta:generator>
    <meta:document-statistic meta:table-count="1" meta:cell-count="16" meta:object-count="0"/>
  </office:meta>
</office:document-meta>
</file>